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9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0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fo:font-weight="bold" officeooo:rsid="007008ea" officeooo:paragraph-rsid="007008ea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Courier 10 Pitch" fo:font-size="9pt" fo:font-weight="bold" officeooo:rsid="0065026b" officeooo:paragraph-rsid="007008ea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8"><text:span text:style-name="T3">Cliente:</text:span> <text:span text:style-name="T1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8"><text:span text:style-name="T3">Contratto:</text:span> <text:span text:style-name="T1"><text:placeholder text:placeholder-type="text">&lt;o.name&gt;</text:placeholder></text:span><text:span text:style-name="T1"> </text:span><text:span text:style-name="T3">cod.</text:span><text:span text:style-name="T1"> </text:span><text:span text:style-name="T1"><text:placeholder text:placeholder-type="text">&lt;o.code&gt;</text:placeholder></text:span></text:p>
            <text:p text:style-name="P8"><text:span text:style-name="T3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><text:span text:style-name="T2"/></text:p>
          </table:table-cell>
          <table:covered-table-cell/>
          <table:table-cell table:style-name="Tabella1.A1" table:number-columns-spanned="2" office:value-type="string">
            <text:p text:style-name="P9"><text:span text:style-name="T3">Pacchetti prepagati:</text:span><text:span text:style-name="T1"> </text:span><text:span text:style-name="T2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9"/>
          </table:table-cell>
          <table:covered-table-cell/>
          <table:table-cell table:style-name="Tabella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la1.A1" office:value-type="string">
            <text:p text:style-name="P12">Prestazione</text:p>
          </table:table-cell>
          <table:table-cell table:style-name="Tabella1.A1" table:number-columns-spanned="2" office:value-type="string">
            <text:p text:style-name="P13">Prezzo </text:p>
          </table:table-cell>
          <table:covered-table-cell/>
          <table:table-cell table:style-name="Tabella1.A1" office:value-type="string">
            <text:p text:style-name="P13">Note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0"><text:span text:style-name="T2"><text:placeholder text:placeholder-type="text">&lt;pl.product_id.name&gt;</text:placeholder></text:span></text:p>
          </table:table-cell>
          <table:table-cell table:style-name="Tabella1.A1" table:number-columns-spanned="2" office:value-type="string">
            <text:p text:style-name="P14"><text:span text:style-name="T2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4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5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6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46:49.636046678</dc:date>
    <meta:editing-duration>PT6H11M41S</meta:editing-duration>
    <meta:editing-cycles>95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